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a1b6" officeooo:paragraph-rsid="000ca1b6"/>
    </style:style>
    <style:style style:name="P2" style:family="paragraph" style:parent-style-name="Standard">
      <style:text-properties officeooo:rsid="000ea0b2" officeooo:paragraph-rsid="000ea0b2"/>
    </style:style>
    <style:style style:name="P3" style:family="paragraph" style:parent-style-name="Standard">
      <style:text-properties officeooo:rsid="000f4bff" officeooo:paragraph-rsid="000f4bff"/>
    </style:style>
    <style:style style:name="T1" style:family="text">
      <style:text-properties officeooo:rsid="000d68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thing easy for customers to get to. They just need to whiterivertreeservice.com and find info. Home page, about us (pictures, video clips), contact.</text:p>
      <text:p text:style-name="P1">Color scheme: leaf green </text:p>
      <text:p text:style-name="P1"/>
      <text:p text:style-name="P2">3/22: 30:00</text:p>
      <text:p text:style-name="P3">3/24: 101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00:03:17.700000000</meta:creation-date>
    <dc:date>2015-03-24T22:20:19.204000000</dc:date>
    <meta:editing-duration>P2DT7H23M49S</meta:editing-duration>
    <meta:editing-cycles>3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4" meta:word-count="31" meta:character-count="200" meta:non-whitespace-character-count="172"/>
  </office:meta>
</office:document-meta>
</file>